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fo:color="#000000" style:text-line-through-style="none" style:text-line-through-type="none" style:font-name="Calibri" fo:font-size="9pt" style:text-underline-style="none" fo:font-weight="normal" officeooo:rsid="015be6c0" officeooo:paragraph-rsid="036a4ee4" style:text-blinking="false" fo:background-color="#ffffff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P3" style:family="paragraph" style:parent-style-name="Standard">
      <style:text-properties fo:color="#000000" style:text-line-through-style="none" style:text-line-through-type="none" style:font-name="Calibri" fo:font-size="9pt" style:text-underline-style="none" fo:font-weight="normal" officeooo:rsid="015be6c0" officeooo:paragraph-rsid="03708979" style:text-blinking="false" fo:background-color="#ffffff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P4" style:family="paragraph" style:parent-style-name="Standard">
      <style:text-properties fo:color="#000000" style:text-line-through-style="none" style:text-line-through-type="none" style:font-name="Calibri" fo:font-size="9pt" style:text-underline-style="none" fo:font-weight="normal" officeooo:rsid="015be6c0" officeooo:paragraph-rsid="038ba5af" style:text-blinking="false" fo:background-color="#ffffff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P5" style:family="paragraph" style:parent-style-name="Standard">
      <style:text-properties fo:color="#000000" style:text-line-through-style="none" style:text-line-through-type="none" style:font-name="Calibri" fo:font-size="9pt" style:text-underline-style="none" fo:font-weight="normal" officeooo:rsid="015be6c0" officeooo:paragraph-rsid="038f68d9" style:text-blinking="false" fo:background-color="#ffffff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P6" style:family="paragraph" style:parent-style-name="Standard">
      <style:text-properties officeooo:paragraph-rsid="03708979"/>
    </style:style>
    <style:style style:name="P7" style:family="paragraph" style:parent-style-name="Standard">
      <style:text-properties officeooo:paragraph-rsid="0371e209"/>
    </style:style>
    <style:style style:name="P8" style:family="paragraph" style:parent-style-name="Standard">
      <style:text-properties officeooo:paragraph-rsid="038f68d9"/>
    </style:style>
    <style:style style:name="P9" style:family="paragraph" style:parent-style-name="Standard">
      <style:text-properties officeooo:paragraph-rsid="039c6a1f"/>
    </style:style>
    <style:style style:name="P10" style:family="paragraph" style:parent-style-name="Standard">
      <style:text-properties officeooo:paragraph-rsid="039cd2fa"/>
    </style:style>
    <style:style style:name="P11" style:family="paragraph" style:parent-style-name="Standard">
      <style:text-properties officeooo:paragraph-rsid="039dfd20"/>
    </style:style>
    <style:style style:name="P12" style:family="paragraph" style:parent-style-name="Standard">
      <style:text-properties officeooo:paragraph-rsid="039ee937"/>
    </style:style>
    <style:style style:name="P13" style:family="paragraph" style:parent-style-name="Text_20_body">
      <style:text-properties officeooo:paragraph-rsid="0371e209"/>
    </style:style>
    <style:style style:name="P14" style:family="paragraph" style:parent-style-name="Standard" style:list-style-name="L1">
      <style:text-properties officeooo:paragraph-rsid="038f68d9"/>
    </style:style>
    <style:style style:name="P15" style:family="paragraph" style:parent-style-name="Standard" style:list-style-name="L2">
      <style:text-properties officeooo:paragraph-rsid="0398847a"/>
    </style:style>
    <style:style style:name="P16" style:family="paragraph" style:parent-style-name="Standard" style:list-style-name="L3">
      <style:text-properties officeooo:paragraph-rsid="039bb4ac"/>
    </style:style>
    <style:style style:name="P17" style:family="paragraph" style:parent-style-name="Standard" style:list-style-name="L3">
      <style:text-properties officeooo:paragraph-rsid="03aaa5ba"/>
    </style:style>
    <style:style style:name="P18" style:family="paragraph" style:parent-style-name="Standard" style:list-style-name="L4">
      <style:text-properties officeooo:paragraph-rsid="039c6a1f"/>
    </style:style>
    <style:style style:name="P19" style:family="paragraph" style:parent-style-name="Standard" style:list-style-name="L5">
      <style:text-properties officeooo:paragraph-rsid="039cd2fa"/>
    </style:style>
    <style:style style:name="P20" style:family="paragraph" style:parent-style-name="Standard" style:list-style-name="L6">
      <style:text-properties officeooo:paragraph-rsid="039e718c"/>
    </style:style>
    <style:style style:name="P21" style:family="paragraph" style:parent-style-name="Standard" style:list-style-name="L7">
      <style:text-properties officeooo:paragraph-rsid="03a0c605"/>
    </style:style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Text_20_body" style:list-style-name="L10"/>
    <style:style style:name="P25" style:family="paragraph" style:parent-style-name="Text_20_body" style:list-style-name="L11"/>
    <style:style style:name="P26" style:family="paragraph" style:parent-style-name="Text_20_body" style:list-style-name="L12"/>
    <style:style style:name="P27" style:family="paragraph" style:parent-style-name="Text_20_body" style:list-style-name="L8">
      <style:paragraph-properties fo:margin-top="0cm" fo:margin-bottom="0cm" loext:contextual-spacing="false"/>
    </style:style>
    <style:style style:name="P28" style:family="paragraph" style:parent-style-name="Text_20_body" style:list-style-name="L8">
      <style:paragraph-properties fo:margin-top="0cm" fo:margin-bottom="0cm" loext:contextual-spacing="false"/>
      <style:text-properties officeooo:paragraph-rsid="03941134"/>
    </style:style>
    <style:style style:name="P29" style:family="paragraph" style:parent-style-name="Text_20_body" style:list-style-name="L9">
      <style:paragraph-properties fo:margin-top="0cm" fo:margin-bottom="0cm" loext:contextual-spacing="false"/>
    </style:style>
    <style:style style:name="P30" style:family="paragraph" style:parent-style-name="Text_20_body" style:list-style-name="L10">
      <style:paragraph-properties fo:margin-top="0cm" fo:margin-bottom="0cm" loext:contextual-spacing="false"/>
    </style:style>
    <style:style style:name="P31" style:family="paragraph" style:parent-style-name="Text_20_body" style:list-style-name="L11">
      <style:paragraph-properties fo:margin-top="0cm" fo:margin-bottom="0cm" loext:contextual-spacing="false"/>
    </style:style>
    <style:style style:name="P32" style:family="paragraph" style:parent-style-name="Text_20_body" style:list-style-name="L12">
      <style:paragraph-properties fo:margin-top="0cm" fo:margin-bottom="0cm" loext:contextual-spacing="false"/>
    </style:style>
    <style:style style:name="T1" style:family="text">
      <style:text-properties fo:color="#000000" style:text-line-through-style="none" style:text-line-through-type="none" style:font-name="Calibri" fo:font-size="9pt" style:text-underline-style="none" fo:font-weight="normal" officeooo:rsid="0339a5f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Calibri" fo:font-size="9pt" style:text-underline-style="none" fo:font-weight="normal" officeooo:rsid="0371e20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Calibri" fo:font-size="9pt" style:text-underline-style="none" fo:font-weight="normal" officeooo:rsid="03a9b2e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Calibri" fo:font-size="9pt" style:text-underline-style="none" fo:font-weight="normal" officeooo:rsid="038f68d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Calibri" fo:font-size="9pt" style:text-underline-style="none" fo:font-weight="normal" officeooo:rsid="036a4ee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Calibri" fo:font-size="9pt" style:text-underline-style="none" fo:font-weight="normal" officeooo:rsid="03a2cb1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Calibri" fo:font-size="9pt" style:text-underline-style="none" fo:font-weight="normal" officeooo:rsid="03a38cb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Calibri" fo:font-size="9pt" style:text-underline-style="none" fo:font-weight="normal" officeooo:rsid="03a8c5a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Calibri" fo:font-size="9pt" style:text-underline-style="none" fo:font-weight="normal" officeooo:rsid="03ad280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Calibri" fo:font-size="9pt" style:text-underline-style="none" fo:font-weight="normal" officeooo:rsid="03aee58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1" style:family="text">
      <style:text-properties fo:color="#000000" style:text-line-through-style="none" style:text-line-through-type="none" style:font-name="Calibri" fo:font-size="9pt" style:text-underline-style="none" officeooo:rsid="0371e209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12" style:family="text">
      <style:text-properties fo:color="#000000" style:text-line-through-style="none" style:text-line-through-type="none" style:font-name="Calibri" fo:font-size="9pt" style:text-underline-style="none" fo:font-weight="bold" officeooo:rsid="0371e20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3" style:family="text">
      <style:text-properties style:font-name="Calibri" fo:font-size="9pt" officeooo:rsid="03708979" style:font-name-asian="Times New Roman1" style:font-size-asian="9pt" style:font-name-complex="Arial" style:font-size-complex="9pt"/>
    </style:style>
    <style:style style:name="T14" style:family="text">
      <style:text-properties style:font-name="Calibri" fo:font-size="9pt" officeooo:rsid="038ff6e8" style:font-name-asian="Times New Roman1" style:font-size-asian="9pt" style:font-name-complex="Arial" style:font-size-complex="9pt"/>
    </style:style>
    <style:style style:name="T15" style:family="text">
      <style:text-properties style:font-name="Calibri" fo:font-size="9pt" officeooo:rsid="03aaa5ba" style:font-name-asian="Times New Roman1" style:font-size-asian="9pt" style:font-name-complex="Arial" style:font-size-complex="9pt"/>
    </style:style>
    <style:style style:name="T16" style:family="text">
      <style:text-properties style:font-name="Calibri" officeooo:rsid="0339a5f5" style:font-name-asian="Times New Roman1" style:font-name-complex="Arial"/>
    </style:style>
    <style:style style:name="T17" style:family="text">
      <style:text-properties style:font-name="Calibri" officeooo:rsid="036a4ee4" style:font-name-asian="Times New Roman1" style:font-name-complex="Arial"/>
    </style:style>
    <style:style style:name="T18" style:family="text">
      <style:text-properties style:font-name="Calibri" fo:font-weight="bold" officeooo:rsid="0339a5f5" style:font-name-asian="Times New Roman1" style:font-weight-asian="bold" style:font-name-complex="Arial" style:font-weight-complex="bold"/>
    </style:style>
    <style:style style:name="T19" style:family="text">
      <style:text-properties style:font-name="Calibri" fo:font-weight="bold" officeooo:rsid="036a4ee4" style:font-name-asian="Times New Roman1" style:font-weight-asian="bold" style:font-name-complex="Arial" style:font-weight-complex="bold"/>
    </style:style>
    <style:style style:name="T20" style:family="text">
      <style:text-properties style:font-name="Calibri" fo:font-weight="bold" officeooo:rsid="036eb0a1" style:font-name-asian="Times New Roman1" style:font-weight-asian="bold" style:font-name-complex="Arial" style:font-weight-complex="bold"/>
    </style:style>
    <style:style style:name="T21" style:family="text">
      <style:text-properties style:font-name="Calibri" fo:font-weight="bold" officeooo:rsid="038e2470" style:font-name-asian="Times New Roman1" style:font-weight-asian="bold" style:font-name-complex="Arial" style:font-weight-complex="bold"/>
    </style:style>
    <style:style style:name="T22" style:family="text">
      <style:text-properties officeooo:rsid="0394113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ource_20_Text"><text:span text:style-name="T21">D</text:span></text:span><text:span text:style-name="Source_20_Text"><text:span text:style-name="T18">esign steps:</text:span></text:span><text:span text:style-name="Source_20_Text"><text:span text:style-name="T16"><text:line-break/></text:span></text:span></text:p>
      <text:list xml:id="list2809988263261039469" text:style-name="L1">
        <text:list-item>
          <text:p text:style-name="P14"><text:span text:style-name="Source_20_Text"><text:span text:style-name="T3">problem stat</text:span></text:span><text:span text:style-name="Source_20_Text"><text:span text:style-name="T4">ement</text:span></text:span></text:p>
        </text:list-item>
        <text:list-item>
          <text:p text:style-name="P14"><text:span text:style-name="Source_20_Text"><text:span text:style-name="T3">u</text:span></text:span><text:span text:style-name="Source_20_Text"><text:span text:style-name="T1">se cases</text:span></text:span></text:p>
        </text:list-item>
        <text:list-item>
          <text:p text:style-name="P14"><text:span text:style-name="Source_20_Text"><text:span text:style-name="T1">identifying objects</text:span></text:span></text:p>
        </text:list-item>
        <text:list-item>
          <text:p text:style-name="P14"><text:span text:style-name="Source_20_Text"><text:span text:style-name="T1">identifying interactions among objects</text:span></text:span></text:p>
        </text:list-item>
        <text:list-item>
          <text:p text:style-name="P14"><text:span text:style-name="Source_20_Text"><text:span text:style-name="T1">identifying attributes of objects</text:span></text:span></text:p>
        </text:list-item>
        <text:list-item>
          <text:p text:style-name="P14"><text:span text:style-name="Source_20_Text"><text:span text:style-name="T1">refining with hierarchy</text:span></text:span></text:p>
        </text:list-item>
        <text:list-item>
          <text:p text:style-name="P14"><text:span text:style-name="Source_20_Text"><text:span text:style-name="T1">at the end of s</text:span></text:span><text:span text:style-name="Source_20_Text"><text:span text:style-name="T6">even</text:span></text:span><text:span text:style-name="Source_20_Text"><text:span text:style-name="T1">th step, we shall get good class diagram,</text:span></text:span></text:p>
        </text:list-item>
        <text:list-item>
          <text:p text:style-name="P14"><text:span text:style-name="Source_20_Text"><text:span text:style-name="T1">after we can proceed for implementation with functional modeling</text:span></text:span></text:p>
        </text:list-item>
      </text:list>
      <text:p text:style-name="P8"><text:span text:style-name="Source_20_Text"><text:span text:style-name="T1"/></text:span></text:p>
      <text:p text:style-name="P2"><text:span text:style-name="Source_20_Text"><text:span text:style-name="T19">1. Problem statement:</text:span></text:span></text:p>
      <text:list xml:id="list1416595250806091179" text:style-name="L2">
        <text:list-item>
          <text:p text:style-name="P15"><text:span text:style-name="Source_20_Text"><text:span text:style-name="T5">Chess is a board game of two players.</text:span></text:span></text:p>
        </text:list-item>
        <text:list-item>
          <text:p text:style-name="P15"><text:span text:style-name="Source_20_Text"><text:span text:style-name="T5">Player could be human or computer </text:span></text:span><text:span text:style-name="Source_20_Text"><text:span text:style-name="T8">(If computer will play, then it will also need AI game engine)</text:span></text:span><text:span text:style-name="Source_20_Text"><text:span text:style-name="T5">.</text:span></text:span></text:p>
        </text:list-item>
        <text:list-item>
          <text:p text:style-name="P15"><text:span text:style-name="Source_20_Text"><text:span text:style-name="T5">There are two sides of pieces in chess game. One is black and another one is white.</text:span></text:span></text:p>
        </text:list-item>
        <text:list-item>
          <text:p text:style-name="P15"><text:span text:style-name="Source_20_Text"><text:span text:style-name="T5">A player chooses one of them and plays with that side.</text:span></text:span></text:p>
        </text:list-item>
        <text:list-item>
          <text:p text:style-name="P15"><text:span text:style-name="Source_20_Text"><text:span text:style-name="T5">Each side of pieces contains total 16 including 1 king, 1 queen, 2 bishops, 2 knights, 2 rooks and 8 pawns.</text:span></text:span></text:p>
        </text:list-item>
        <text:list-item>
          <text:p text:style-name="P15"><text:span text:style-name="Source_20_Text"><text:span text:style-name="T5">First board is initialized according to its standard initial position of pieces.</text:span></text:span></text:p>
        </text:list-item>
        <text:list-item>
          <text:p text:style-name="P15"><text:span text:style-name="Source_20_Text"><text:span text:style-name="T5">Each player gets his turn and makes valid move of his side piece and gives turn to opponent.</text:span></text:span></text:p>
        </text:list-item>
        <text:list-item>
          <text:p text:style-name="P15"><text:span text:style-name="Source_20_Text"><text:span text:style-name="T5">Checkmate of either side king, </text:span></text:span><text:span text:style-name="Source_20_Text"><text:span text:style-name="T7">or stalemate</text:span></text:span><text:span text:style-name="Source_20_Text"><text:span text:style-name="T5"> is considered the end of game. In time limit game, either timeout or checkmate </text:span></text:span><text:span text:style-name="Source_20_Text"><text:span text:style-name="T7">or stalemate</text:span></text:span><text:span text:style-name="Source_20_Text"><text:span text:style-name="T5"> is considered as the end of game.</text:span></text:span></text:p>
        </text:list-item>
        <text:list-item>
          <text:p text:style-name="P15"><text:span text:style-name="Source_20_Text"><text:span text:style-name="T5">Time limit game requires to maintain time watch of the two players.</text:span></text:span></text:p>
        </text:list-item>
      </text:list>
      <text:p text:style-name="P4"><text:span text:style-name="Source_20_Text"><text:span text:style-name="T17"/></text:span></text:p>
      <text:p text:style-name="P3"><text:span text:style-name="Source_20_Text"><text:span text:style-name="T18">2. </text:span></text:span><text:span text:style-name="Source_20_Text"><text:span text:style-name="T20">U</text:span></text:span><text:span text:style-name="Source_20_Text"><text:span text:style-name="T18">se cases:</text:span></text:span></text:p>
      <text:list xml:id="list3787784381369834106" text:style-name="L3">
        <text:list-item>
          <text:p text:style-name="P16"><text:span text:style-name="Source_20_Text"><text:span text:style-name="T13">chess board is initialized to its standard position </text:span></text:span></text:p>
        </text:list-item>
        <text:list-item>
          <text:p text:style-name="P16"><text:span text:style-name="Source_20_Text"><text:span text:style-name="T13">a player chooses his side.</text:span></text:span></text:p>
        </text:list-item>
        <text:list-item>
          <text:p text:style-name="P16"><text:span text:style-name="Source_20_Text"><text:span text:style-name="T13">White side is given the first turn and after given turn to the side time-watch starts for the side.</text:span></text:span></text:p>
        </text:list-item>
        <text:list-item>
          <text:p text:style-name="P16"><text:span text:style-name="Source_20_Text"><text:span text:style-name="T13">A player during his turn makes a move.</text:span></text:span></text:p>
        </text:list-item>
        <text:list-item>
          <text:p text:style-name="P16"><text:span text:style-name="Source_20_Text"><text:span text:style-name="T13">Validity of the move is checked</text:span></text:span></text:p>
        </text:list-item>
        <text:list-item>
          <text:p text:style-name="P16"><text:span text:style-name="Source_20_Text"><text:span text:style-name="T13">Opponent king checkmate checked</text:span></text:span></text:p>
        </text:list-item>
        <text:list-item>
          <text:p text:style-name="P17"><text:span text:style-name="Source_20_Text"><text:span text:style-name="T15">stalemate is checked</text:span></text:span></text:p>
        </text:list-item>
        <text:list-item>
          <text:p text:style-name="P16"><text:span text:style-name="Source_20_Text"><text:span text:style-name="T13">A piece is moved on the board accordingly.</text:span></text:span></text:p>
        </text:list-item>
        <text:list-item>
          <text:p text:style-name="P16"><text:span text:style-name="Source_20_Text"><text:span text:style-name="T13">Turn is given to opponent side.</text:span></text:span></text:p>
        </text:list-item>
        <text:list-item>
          <text:p text:style-name="P16"><text:span text:style-name="Source_20_Text"><text:span text:style-name="T13">The game is ended if timeout happens o</text:span></text:span><text:span text:style-name="Source_20_Text"><text:span text:style-name="T14">r</text:span></text:span><text:span text:style-name="Source_20_Text"><text:span text:style-name="T13"> checkmate </text:span></text:span><text:span text:style-name="Source_20_Text"><text:span text:style-name="T15">or stalemate</text:span></text:span><text:span text:style-name="Source_20_Text"><text:span text:style-name="T13"> found.</text:span></text:span></text:p>
        </text:list-item>
      </text:list>
      <text:p text:style-name="P6"><text:span text:style-name="Source_20_Text"><text:span text:style-name="T1"/></text:span></text:p>
      <text:p text:style-name="P9"><text:span text:style-name="Source_20_Text"><text:span text:style-name="T12">3. identifying objects: </text:span></text:span><text:span text:style-name="Source_20_Text"><text:span text:style-name="T2">After looking at use-cases, objects could be the following:</text:span></text:span></text:p>
      <text:list xml:id="list375431222971175588" text:style-name="L4">
        <text:list-item>
          <text:p text:style-name="P18"><text:span text:style-name="Source_20_Text"><text:span text:style-name="T10">Entity objects</text:span></text:span><text:span text:style-name="Source_20_Text"><text:span text:style-name="T2">: chess-board, player, piece,</text:span></text:span></text:p>
        </text:list-item>
        <text:list-item>
          <text:p text:style-name="P18"><text:span text:style-name="Source_20_Text"><text:span text:style-name="T10">Behavioural objecs</text:span></text:span><text:span text:style-name="Source_20_Text"><text:span text:style-name="T2">: game, time-watch</text:span></text:span></text:p>
        </text:list-item>
      </text:list>
      <text:p text:style-name="P7"><text:span text:style-name="Source_20_Text"><text:span text:style-name="T2"/></text:span></text:p>
      <text:p text:style-name="P10"><text:span text:style-name="Source_20_Text"><text:span text:style-name="T12">4. identifying the interactions among objects:</text:span></text:span></text:p>
      <text:list xml:id="list3594911332689728616" text:style-name="L5">
        <text:list-item>
          <text:p text:style-name="P19"><text:span text:style-name="Source_20_Text"><text:span text:style-name="T2">game-&gt;(initializes)-&gt;chess-board </text:span></text:span></text:p>
        </text:list-item>
        <text:list-item>
          <text:p text:style-name="P19"><text:span text:style-name="Source_20_Text"><text:span text:style-name="T2">game-&gt;(arranges/moves)-&gt;piece </text:span></text:span></text:p>
        </text:list-item>
        <text:list-item>
          <text:p text:style-name="P19"><text:span text:style-name="Source_20_Text"><text:span text:style-name="T2">game-&gt;(starts/stops)-&gt;time-watch</text:span></text:span></text:p>
        </text:list-item>
        <text:list-item>
          <text:p text:style-name="P19"><text:span text:style-name="Source_20_Text"><text:span text:style-name="T2">player-&gt;(requests move)-&gt;game</text:span></text:span></text:p>
        </text:list-item>
        <text:list-item>
          <text:p text:style-name="P19"><text:span text:style-name="Source_20_Text"><text:span text:style-name="T2">chess-board-&gt;(consists of)-&gt;piece</text:span></text:span></text:p>
        </text:list-item>
        <text:list-item>
          <text:p text:style-name="P19"><text:span text:style-name="Source_20_Text"><text:span text:style-name="T2">game-&gt;(consis</text:span></text:span><text:span text:style-name="Source_20_Text"><text:span text:style-name="T9">ts of</text:span></text:span><text:span text:style-name="Source_20_Text"><text:span text:style-name="T2">)-&gt;players</text:span></text:span></text:p>
        </text:list-item>
        <text:list-item>
          <text:p text:style-name="P19"><text:span text:style-name="Source_20_Text"><text:span text:style-name="T2">game-&gt;(discards piece from)-&gt;chess-board</text:span></text:span></text:p>
        </text:list-item>
      </text:list>
      <text:p text:style-name="P7"><text:span text:style-name="Source_20_Text"><text:span text:style-name="T2"/></text:span></text:p>
      <text:p text:style-name="P11"><text:span text:style-name="Source_20_Text"><text:span text:style-name="T12">5. identifying attribute:</text:span></text:span></text:p>
      <text:list xml:id="list4959855706525853468" text:style-name="L6">
        <text:list-item>
          <text:p text:style-name="P20"><text:span text:style-name="Source_20_Text"><text:span text:style-name="T2">chess-board: matrix of positions, a position may contain piece </text:span></text:span></text:p>
        </text:list-item>
        <text:list-item>
          <text:p text:style-name="P20"><text:span text:style-name="Source_20_Text"><text:span text:style-name="T2">piece: side: white or black </text:span></text:span></text:p>
        </text:list-item>
        <text:list-item>
          <text:p text:style-name="P20"><text:span text:style-name="Source_20_Text"><text:span text:style-name="T2">king: type, queen: type, .... </text:span></text:span></text:p>
        </text:list-item>
        <text:list-item>
          <text:p text:style-name="P20"><text:span text:style-name="Source_20_Text"><text:span text:style-name="T2">game: players, chess-board, turn, time-watch </text:span></text:span></text:p>
        </text:list-item>
        <text:list-item>
          <text:p text:style-name="P20"><text:span text:style-name="Source_20_Text"><text:span text:style-name="T2">time-watch: timer </text:span></text:span></text:p>
        </text:list-item>
        <text:list-item>
          <text:p text:style-name="P20"><text:span text:style-name="Source_20_Text"><text:span text:style-name="T2">player: name, side</text:span></text:span></text:p>
        </text:list-item>
      </text:list>
      <text:p text:style-name="P7"><text:soft-page-break/><text:span text:style-name="Source_20_Text"><text:span text:style-name="T2"/></text:span></text:p>
      <text:p text:style-name="P12"><text:span text:style-name="Source_20_Text"><text:span text:style-name="T12">6. refining with hierarchy:</text:span></text:span></text:p>
      <text:list xml:id="list756182085621520292" text:style-name="L7">
        <text:list-item>
          <text:p text:style-name="P21"><text:span text:style-name="Source_20_Text"><text:span text:style-name="T2">Player is inherited by "Human Player" and "Computer Player" </text:span></text:span></text:p>
        </text:list-item>
        <text:list-item>
          <text:p text:style-name="P21"><text:span text:style-name="Source_20_Text"><text:span text:style-name="T2">Piece is inherited by "King", "Queen", "Bishop", "Knight", "Rook", "Pawn"</text:span></text:span></text:p>
        </text:list-item>
      </text:list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13"><text:span text:style-name="Source_20_Text"><text:span text:style-name="T2">Without offering a deep code review (as I don't have a lot of specific Java knowledge), let's look at what a full "move" entails in chess:</text:span></text:span></text:p>
      <text:list xml:id="list454279377740259212" text:style-name="L8">
        <text:list-item>
          <text:p text:style-name="P27">Player chooses piece to move. </text:p>
        </text:list-item>
        <text:list-item>
          <text:p text:style-name="P27">Piece makes legal move according to its own move rules. </text:p>
        </text:list-item>
        <text:list-item>
          <text:p text:style-name="P27">In addition to purely move-based rules, there's also capture logic, so a bishop cannot move from a1-h8 if there's a piece sitting on c3. </text:p>
        </text:list-item>
        <text:list-item>
          <text:p text:style-name="P27">If the player was previous under check and the move does not remove the check, it must be undone. </text:p>
        </text:list-item>
        <text:list-item>
          <text:p text:style-name="P27">If the move exposes check, it must be undone / disallowed. </text:p>
        </text:list-item>
        <text:list-item>
          <text:p text:style-name="P28">If player captures a piece, remove the piece (including en passant!, <text:a xlink:type="simple" xlink:href="https://en.wikipedia.org/wiki/En_passant" text:style-name="Internet_20_link" text:visited-style-name="Visited_20_Internet_20_Link"><text:span text:style-name="T22">https://en.wikipedia.org/wiki/En_passant</text:span></text:a>) </text:p>
        </text:list-item>
        <text:list-item>
          <text:p text:style-name="P27">If the piece is a pawn reaching the back rank, promote it. </text:p>
        </text:list-item>
        <text:list-item>
          <text:p text:style-name="P27">If the move is a castling, set the new position of the rook accordingly. But a king and rook can only castle if they haven't moved, so you need to keep track of that. And if the king moves through a check to castle, that's disallowed, too. </text:p>
        </text:list-item>
        <text:list-item>
          <text:p text:style-name="P22">If the move results in a stalemate or checkmate, the game is over. </text:p>
        </text:list-item>
      </text:list>
      <text:p text:style-name="Text_20_body">There may be more even (?). This is a complicated step, more than just counting and subsequently occupying spaces.</text:p>
      <text:p text:style-name="Text_20_body">So my general intuition would be to just call:</text:p>
      <text:p text:style-name="P1"><text:span text:style-name="Source_20_Text">Game.move(currentSpot, NewSpot);</text:span></text:p>
      <text:p text:style-name="Text_20_body">And the move method would contain all the code to validate the steps above:</text:p>
      <text:list xml:id="list2578386297957211218" text:style-name="L9">
        <text:list-item>
          <text:p text:style-name="P29">Check <text:span text:style-name="Source_20_Text">Piece.isValidMove(currentSpot, newSpot);</text:span> - probably need castling logic here since king moves more than 1 space and rook jumps the king)</text:p>
        </text:list-item>
        <text:list-item>
          <text:p text:style-name="P29">Check <text:span text:style-name="Source_20_Text">Player.isChecked()</text:span> (which is just sugar for <text:span text:style-name="Source_20_Text">Player.Pieces["King"].CanBeCaptured()</text:span> - more fun logic here!)</text:p>
        </text:list-item>
        <text:list-item>
          <text:p text:style-name="P29">Check if <text:span text:style-name="Source_20_Text">newSpot</text:span> contains a piece and if so, <text:span text:style-name="Source_20_Text">newSpot.Piece.Remove()</text:span>; </text:p>
        </text:list-item>
        <text:list-item>
          <text:p text:style-name="P29">Build some logic to call <text:span text:style-name="Source_20_Text">Piece.CheckEnPassant()</text:span> (Piece is pawn, first move, 2 steps, past an enemy pawn who moved into capturing position on previous move - have fun with that!)</text:p>
        </text:list-item>
        <text:list-item>
          <text:p text:style-name="P29"><text:span text:style-name="Source_20_Text">Piece.CheckPromote()</text:span> (Piece is pawn, move ends on opposing player's back rank)</text:p>
        </text:list-item>
        <text:list-item>
          <text:p text:style-name="P23">Check if <text:span text:style-name="Source_20_Text">Game.isOver()</text:span>, which checks <text:span text:style-name="Source_20_Text">Game.isStaleMate()</text:span> and <text:span text:style-name="Source_20_Text">Game.isCheckMate()</text:span>. </text:p>
        </text:list-item>
      </text:list>
      <text:p text:style-name="Text_20_body">Your Board class is highly anemic, you're only using it in your code as a proxy object for the array of spots. You might as well just create Board as an array of Spots in Game. In either case, you can <text:soft-page-break/>already remove it from all your piece logic since all your logic is entirely predicated on the Xs and Ys you're passing in.</text:p>
      <text:p text:style-name="Text_20_body"><text:span text:style-name="Strong_20_Emphasis">UPDATE</text:span></text:p>
      <text:p text:style-name="Text_20_body">I would remove all your position properties from the piece. You're only using it as a proxy to figure out what spot the piece occupies during initializiation. Instead, remove <text:span text:style-name="Source_20_Text">Player.initializePieces()</text:span> and just initialize the Board with the pieces in the right spot (Board.Spot.Piece = King, etc.) and then let players choose a color.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Text_20_body"><text:span text:style-name="Strong_20_Emphasis">Some design quickshots</text:span> </text:p>
      <text:list xml:id="list3087530500964963901" text:style-name="L11">
        <text:list-item>
          <text:p text:style-name="P31">a chessgame needs a Board, 2 Players and 32 pieces. </text:p>
        </text:list-item>
        <text:list-item>
          <text:p text:style-name="P31">the pieces are part of the Board </text:p>
        </text:list-item>
        <text:list-item>
          <text:p text:style-name="P31">the Player moves the piece by rules </text:p>
        </text:list-item>
        <text:list-item>
          <text:p text:style-name="P31">the rules are bound to the type of piece and the pieces position on the board </text:p>
        </text:list-item>
        <text:list-item>
          <text:p text:style-name="P25">these rules needs to be evaluated by some object, either the <text:span text:style-name="Source_20_Text">Game</text:span> or a <text:span text:style-name="Source_20_Text">RuleEvaluator</text:span>. </text:p>
        </text:list-item>
      </text:list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13"><text:span text:style-name="Source_20_Text"><text:span text:style-name="T2">My comments are with respect to design of the game. I see responsibilities of entities are mixed up in many places</text:span></text:span></text:p>
      <text:list xml:id="list4964470659407976300" text:style-name="L12">
        <text:list-item>
          <text:p text:style-name="P32">Player should not initialize pieces. We can move the responsibility to board. Board and pieces doesn't need to know about players. </text:p>
        </text:list-item>
        <text:list-item>
          <text:p text:style-name="P32">Pieces should not handle move. Pieces can provide list of possible moves to reach the destination path but board should choose a valid path. </text:p>
        </text:list-item>
        <text:list-item>
          <text:p text:style-name="P32">Board should have check for "Check Mate" condition. </text:p>
        </text:list-item>
        <text:list-item>
          <text:p text:style-name="P32">Game should track the players move history and piece color selection. </text:p>
        </text:list-item>
        <text:list-item>
          <text:p text:style-name="P26">Player class should have only player details. </text:p>
        </text:list-item>
      </text:list>
      <text:p text:style-name="P7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18-05-26T18:59:36.884582129</dc:date>
    <meta:editing-duration>P10DT11H7M4S</meta:editing-duration>
    <meta:editing-cycles>910</meta:editing-cycles>
    <meta:document-statistic meta:table-count="0" meta:image-count="0" meta:object-count="0" meta:page-count="3" meta:paragraph-count="86" meta:word-count="1019" meta:character-count="5913" meta:non-whitespace-character-count="5017"/>
  </office:meta>
</office:document-meta>
</file>